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13259" officeooo:paragraph-rsid="00113259"/>
    </style:style>
    <style:style style:name="P2" style:family="paragraph" style:parent-style-name="Standard">
      <style:paragraph-properties fo:text-align="justify" style:justify-single-word="false"/>
      <style:text-properties officeooo:rsid="00113259" officeooo:paragraph-rsid="00113259"/>
    </style:style>
    <style:style style:name="P3" style:family="paragraph" style:parent-style-name="Standard">
      <style:paragraph-properties fo:text-align="justify" style:justify-single-word="false"/>
      <style:text-properties officeooo:rsid="001330a9" officeooo:paragraph-rsid="001330a9"/>
    </style:style>
    <style:style style:name="P4" style:family="paragraph" style:parent-style-name="Standard">
      <style:paragraph-properties fo:text-align="justify" style:justify-single-word="false"/>
      <style:text-properties officeooo:rsid="0017fb0c" officeooo:paragraph-rsid="0017fb0c"/>
    </style:style>
    <style:style style:name="P5" style:family="paragraph" style:parent-style-name="Standard">
      <style:paragraph-properties fo:text-align="justify" style:justify-single-word="false"/>
      <style:text-properties style:font-name="sans-serif" fo:font-size="12pt" officeooo:paragraph-rsid="00224051" style:font-size-asian="12pt" style:font-size-complex="12pt"/>
    </style:style>
    <style:style style:name="P6" style:family="paragraph" style:parent-style-name="Standard">
      <style:paragraph-properties fo:text-align="justify" style:justify-single-word="false"/>
      <style:text-properties style:font-name="sans-serif" fo:font-size="12pt" officeooo:paragraph-rsid="0024cd3c" style:font-size-asian="12pt" style:font-size-complex="12pt"/>
    </style:style>
    <style:style style:name="P7" style:family="paragraph" style:parent-style-name="Standard">
      <style:paragraph-properties fo:text-align="justify" style:justify-single-word="false"/>
      <style:text-properties style:font-name="sans-serif" fo:font-size="12pt" officeooo:paragraph-rsid="00265b35" style:font-size-asian="12pt" style:font-size-complex="12pt"/>
    </style:style>
    <style:style style:name="P8" style:family="paragraph" style:parent-style-name="Standard">
      <style:paragraph-properties fo:text-align="justify" style:justify-single-word="false"/>
      <style:text-properties style:font-name="sans-serif" fo:font-size="12pt" officeooo:rsid="0024cd3c" officeooo:paragraph-rsid="0024cd3c" style:font-size-asian="12pt" style:font-size-complex="12pt"/>
    </style:style>
    <style:style style:name="P9" style:family="paragraph" style:parent-style-name="Standard">
      <style:paragraph-properties fo:text-align="justify" style:justify-single-word="false"/>
      <style:text-properties fo:font-size="12pt" officeooo:rsid="001f1ae6" officeooo:paragraph-rsid="001f1ae6" style:font-size-asian="12pt" style:font-size-complex="12pt"/>
    </style:style>
    <style:style style:name="P10" style:family="paragraph" style:parent-style-name="Standard">
      <style:paragraph-properties fo:text-align="justify" style:justify-single-word="false"/>
      <style:text-properties fo:font-size="12pt" officeooo:paragraph-rsid="001330a9" style:font-size-asian="12pt" style:font-size-complex="12pt"/>
    </style:style>
    <style:style style:name="P11" style:family="paragraph" style:parent-style-name="Standard">
      <style:paragraph-properties fo:text-align="justify" style:justify-single-word="false"/>
      <style:text-properties fo:font-size="12pt" officeooo:rsid="00224051" officeooo:paragraph-rsid="00224051" style:font-size-asian="12pt" style:font-size-complex="12pt"/>
    </style:style>
    <style:style style:name="P12" style:family="paragraph" style:parent-style-name="Standard">
      <style:paragraph-properties fo:text-align="justify" style:justify-single-word="false"/>
      <style:text-properties officeooo:rsid="002ce663" officeooo:paragraph-rsid="002ce663"/>
    </style:style>
    <style:style style:name="P13" style:family="paragraph" style:parent-style-name="Standard">
      <style:paragraph-properties fo:text-align="justify" style:justify-single-word="false"/>
      <style:text-properties officeooo:rsid="002dc1a4" officeooo:paragraph-rsid="002dc1a4"/>
    </style:style>
    <style:style style:name="P14" style:family="paragraph" style:parent-style-name="Standard">
      <style:text-properties officeooo:rsid="0040357d" officeooo:paragraph-rsid="0040357d"/>
    </style:style>
    <style:style style:name="P15" style:family="paragraph" style:parent-style-name="Standard">
      <style:paragraph-properties fo:margin-left="1.251cm" fo:margin-right="0cm" fo:text-indent="0cm" style:auto-text-indent="false"/>
      <style:text-properties officeooo:paragraph-rsid="00113259"/>
    </style:style>
    <style:style style:name="P16" style:family="paragraph" style:parent-style-name="Standard">
      <style:paragraph-properties fo:margin-left="2.501cm" fo:margin-right="0cm" fo:text-align="justify" style:justify-single-word="false" fo:text-indent="0cm" style:auto-text-indent="false"/>
      <style:text-properties officeooo:rsid="001330a9" officeooo:paragraph-rsid="001da58e"/>
    </style:style>
    <style:style style:name="P17" style:family="paragraph" style:parent-style-name="Standard">
      <style:paragraph-properties fo:margin-left="2.501cm" fo:margin-right="0cm" fo:text-align="justify" style:justify-single-word="false" fo:text-indent="0cm" style:auto-text-indent="false"/>
      <style:text-properties officeooo:rsid="001da58e" officeooo:paragraph-rsid="001da58e"/>
    </style:style>
    <style:style style:name="P18" style:family="paragraph" style:parent-style-name="Standard" style:list-style-name="L1">
      <style:paragraph-properties fo:text-align="justify" style:justify-single-word="false"/>
      <style:text-properties officeooo:rsid="00113259" officeooo:paragraph-rsid="00113259"/>
    </style:style>
    <style:style style:name="P19" style:family="paragraph" style:parent-style-name="Standard" style:list-style-name="L1">
      <style:paragraph-properties fo:text-align="justify" style:justify-single-word="false"/>
      <style:text-properties officeooo:rsid="00113259" officeooo:paragraph-rsid="001330a9"/>
    </style:style>
    <style:style style:name="P20" style:family="paragraph" style:parent-style-name="Standard" style:list-style-name="L1">
      <style:paragraph-properties fo:text-align="justify" style:justify-single-word="false"/>
      <style:text-properties officeooo:rsid="001330a9" officeooo:paragraph-rsid="00113259"/>
    </style:style>
    <style:style style:name="P21" style:family="paragraph" style:parent-style-name="Standard" style:list-style-name="L1">
      <style:paragraph-properties fo:text-align="justify" style:justify-single-word="false"/>
      <style:text-properties officeooo:rsid="001330a9" officeooo:paragraph-rsid="001330a9"/>
    </style:style>
    <style:style style:name="P22" style:family="paragraph" style:parent-style-name="Standard" style:list-style-name="L1">
      <style:paragraph-properties fo:text-align="justify" style:justify-single-word="false"/>
      <style:text-properties officeooo:rsid="001330a9" officeooo:paragraph-rsid="00143968"/>
    </style:style>
    <style:style style:name="P23" style:family="paragraph" style:parent-style-name="Standard" style:list-style-name="L1">
      <style:paragraph-properties fo:text-align="justify" style:justify-single-word="false"/>
      <style:text-properties officeooo:rsid="001330a9" officeooo:paragraph-rsid="001da58e"/>
    </style:style>
    <style:style style:name="P24" style:family="paragraph" style:parent-style-name="Standard">
      <style:paragraph-properties fo:text-align="justify" style:justify-single-word="false"/>
      <style:text-properties officeooo:rsid="003350b0" officeooo:paragraph-rsid="00224051"/>
    </style:style>
    <style:style style:name="P25" style:family="paragraph" style:parent-style-name="Standard" style:list-style-name="L1">
      <style:paragraph-properties fo:margin-left="2.501cm" fo:margin-right="0cm" fo:text-align="justify" style:justify-single-word="false" fo:text-indent="-0.635cm" style:auto-text-indent="false"/>
      <style:text-properties officeooo:rsid="001330a9" officeooo:paragraph-rsid="00143968"/>
    </style:style>
    <style:style style:name="T1" style:family="text">
      <style:text-properties officeooo:rsid="001330a9"/>
    </style:style>
    <style:style style:name="T2" style:family="text">
      <style:text-properties officeooo:rsid="0019fdff"/>
    </style:style>
    <style:style style:name="T3" style:family="text">
      <style:text-properties officeooo:rsid="001675f0"/>
    </style:style>
    <style:style style:name="T4" style:family="text">
      <style:text-properties officeooo:rsid="001da58e"/>
    </style:style>
    <style:style style:name="T5" style:family="text">
      <style:text-properties style:text-position="super 58%"/>
    </style:style>
    <style:style style:name="T6" style:family="text">
      <style:text-properties style:text-position="super 58%" fo:font-size="12pt" officeooo:rsid="001da58e" style:font-size-asian="12pt" style:font-size-complex="12pt"/>
    </style:style>
    <style:style style:name="T7" style:family="text">
      <style:text-properties fo:font-style="italic" style:font-style-asian="italic" style:font-style-complex="italic"/>
    </style:style>
    <style:style style:name="T8" style:family="text">
      <style:text-properties officeooo:rsid="0027f118"/>
    </style:style>
    <style:style style:name="T9" style:family="text">
      <style:text-properties officeooo:rsid="0029f0c2"/>
    </style:style>
    <style:style style:name="T10" style:family="text">
      <style:text-properties officeooo:rsid="002a8046"/>
    </style:style>
    <style:style style:name="T11" style:family="text">
      <style:text-properties officeooo:rsid="002be0ba"/>
    </style:style>
    <style:style style:name="T12" style:family="text">
      <style:text-properties style:font-name="Liberation Serif1" officeooo:rsid="002be0ba"/>
    </style:style>
    <style:style style:name="T13" style:family="text">
      <style:text-properties style:font-name="Liberation Serif" officeooo:rsid="002be0ba"/>
    </style:style>
    <style:style style:name="T14" style:family="text">
      <style:text-properties officeooo:rsid="002ed3e1"/>
    </style:style>
    <style:style style:name="T15" style:family="text">
      <style:text-properties officeooo:rsid="0030d60b"/>
    </style:style>
    <style:style style:name="T16" style:family="text">
      <style:text-properties officeooo:rsid="00313029"/>
    </style:style>
    <style:style style:name="T17" style:family="text">
      <style:text-properties officeooo:rsid="00419e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0">Quelques éléments pour la rédaction du </text:span>mémoire : Mimo </text:p>
      <text:p text:style-name="P14"/>
      <text:h text:style-name="Heading_20_2" text:outline-level="2">Quel volume ? </text:h>
      <text:p text:style-name="P2">Il sera composé de 50 pages minimum si l'on ne compte pas les annexes et les figures, il pourra atteindre 100 pages maximum avec les documents annexes. </text:p>
      <text:p text:style-name="P2">Une bibliographie récente, dont une part sera en anglais, est obligatoire. <text:s/>Tous les outils aidant au repérages des tableaux, figures, à la compréhension des acronymes doivent être mobilisés (table des figures, glossaire). <text:s/>Ne mettez pas dans <text:s/>votre bibliographie, des livres ou des articles que vous n'avez pas ouvert<text:span text:style-name="T11">s </text:span>(ce serait contre productif), <text:span text:style-name="T17">sauf si c’est le matériaux de votre étude</text:span>.</text:p>
      <text:p text:style-name="P2"/>
      <text:p text:style-name="P2"/>
      <text:h text:style-name="Heading_20_2" text:outline-level="2">Sur la forme </text:h>
      <text:p text:style-name="P2">Il est nécessaire de <text:s/>faire apparaître la structure de votre démarche, d'aider le lecteur. <text:span text:style-name="T1">O</text:span>n doit savoir où l'on va, ce que vous souhaitez montrer et où on se situe dans votre démarche. Il ne faut rien suggérer mais toujours énoncer clairement vos idées, même si cela vous conduit à des répétitions (essayer de les éviter quand même !).</text:p>
      <text:p text:style-name="P2">Pour cela, il faut une introduction et une conclusion qui remplissent leurs fonctions, des synthèses à chaque fin de partie jouant le rôle de transition.</text:p>
      <text:p text:style-name="P4">On fera attention <text:span text:style-name="T11">à</text:span> ne pas dépasser 2000 signes par page environ (en corps 12). L'espace entre les lignes est de un intervalle et demi pour le texte, d'un intervalle simple pour les notes, placées immédiatement sous le texte. Chaque page comportera une marge à gauche de <text:span text:style-name="T2">2,5</text:span> cm. (pour la reliure), à droite de 2 cm.</text:p>
      <text:p text:style-name="P2"/>
      <text:list xml:id="list4903928965397036814" text:style-name="L1">
        <text:list-item>
          <text:p text:style-name="P18">Quelques conseils sur </text:p>
          <text:list>
            <text:list-item>
              <text:p text:style-name="P20">l'introduction….</text:p>
              <text:list>
                <text:list-item>
                  <text:p text:style-name="P19">Mettez en contexte, n'hésitez pas à faire des rappels d’ordre généraux afin d'inscrire votre réflexion dans un cadre plus large. Par exemple <text:s/>si vous <text:s/>travaillez sur l'harmonisation de système bancaire, faites un rappel du contexte politique <text:span text:style-name="T16">ou/et économique </text:span>proche. Tous vos lecteurs ne sont pas spécialistes de la question, il faut les aider à entrer dans votre démarche. <text:span text:style-name="T1">Il faut amorcer… </text:span></text:p>
                </text:list-item>
                <text:list-item>
                  <text:p text:style-name="P19">Exposer clairement la situation problème que vous avez dégagé </text:p>
                </text:list-item>
                <text:list-item>
                  <text:p text:style-name="P21">Annoncer votre plan en justifiant de <text:s/>chaque partie dans la conduite de votre raisonnement </text:p>
                </text:list-item>
              </text:list>
            </text:list-item>
            <text:list-item>
              <text:p text:style-name="P21">la conclusion…</text:p>
              <text:list>
                <text:list-item>
                  <text:p text:style-name="P21">Rappeler vos résultats (les transitions doivent vous aider) </text:p>
                </text:list-item>
                <text:list-item>
                  <text:p text:style-name="P21">essayer de montrer la richesse de ces résultats mais aussi leurs limites, situez les concrètement par rapport à vos lectures. N'hésitez pas à mettre en exergue les limites en soulignant par exemple le caractère local de vos résultats (dans une entreprise particulière, par exemple). </text:p>
                </text:list-item>
                <text:list-item>
                  <text:p text:style-name="P21">N'oubliez pas une ouverture, elle ne doit pas être factice (ce sont les dernières lignes lues)</text:p>
                </text:list-item>
              </text:list>
            </text:list-item>
            <text:list-item>
              <text:p text:style-name="P22">Les références</text:p>
              <text:list>
                <text:list-header>
                  <text:p text:style-name="P25">Toutes les idées des autres, toutes les images, tous les contenus qui ne vous sont pas <text:soft-page-break/>propres doivent être REFERENC<text:span text:style-name="T12">É</text:span><text:span text:style-name="T13">ES</text:span>. Le lecteur doit pouvoir les retrouver, les lire. Citer les autres est une richesse. Vous approprier le travail d'un autre, sans le citer, ne peut que diminuer la qualité de votre travail. Si vous le faites sciemment c'est un problème déontologique, si c'est par omission c'est que vous n'êtes pas précis et que vous ne cherchez pas bien. </text:p>
                  <text:list>
                    <text:list-item>
                      <text:p text:style-name="P23">Dans le CORPS du texte on écrira par exemple « L'hypothèse des multi-univers telle qu'elle a été présentée par Greene (Greene, 2005) ». Ce qui suppose que la référence en bibliographie. <text:span text:style-name="T3">Si vous avez besoin de développer l'exemple de cet ouvrage, faites un appel de note en bas de page expliquez, ou citez et donnez la référence. De cette façon :</text:span></text:p>
                    </text:list-item>
                  </text:list>
                  <text:p text:style-name="P23">L'hypothèse des multi-univers telle qu'elle a été présentée par Greene (Greene, 2005)<text:span text:style-name="T6">1</text:span> <text:span text:style-name="T4">nous a permis d'aborder autrement la théorie des cordes (Tintin, 2006)</text:span></text:p>
                </text:list-header>
              </text:list>
            </text:list-item>
          </text:list>
        </text:list-item>
      </text:list>
      <text:p text:style-name="P16"><text:s/></text:p>
      <text:p text:style-name="P16"/>
      <text:p text:style-name="P16">--------------------</text:p>
      <text:p text:style-name="P17"><text:span text:style-name="T5">1</text:span>. Greene , 2005 </text:p>
      <text:p text:style-name="P16"/>
      <text:p text:style-name="P3"/>
      <text:h text:style-name="Heading_20_2" text:outline-level="2">La bibliographie</text:h>
      <text:h text:style-name="Heading_20_3" text:outline-level="3">Pour un livre.</text:h>
      <text:p text:style-name="P9">Initiale de l’auteur. Nom de l’auteur, <text:span text:style-name="T7">Titre de <text:s/>l'ouvrage</text:span>, édition, Lieu de publication: Éditeur, Année. </text:p>
      <text:p text:style-name="P10"/>
      <text:h text:style-name="Heading_20_3" text:outline-level="3">Pour un article.</text:h>
      <text:p text:style-name="P7">Initiale de l’auteur. Nom de l’auteur,« Titre de l’article »,<text:span text:style-name="T7"> Titre de la revue</text:span>, volume, numéro, <text:s/>Pages où est <text:s/>situé l'article, Année.</text:p>
      <text:p text:style-name="P11"/>
      <text:h text:style-name="Heading_20_3" text:outline-level="3">Communication de conférenc<text:span text:style-name="T9">e.</text:span></text:h>
      <text:p text:style-name="P5">Initiale de l’auteur. Nom de l’auteur, «  Titre de la communication », <text:span text:style-name="T8">dans </text:span><text:span text:style-name="T7">Titre des actes</text:span>, volume, Année, <text:s/>Pages où est située la communication. </text:p>
      <text:p text:style-name="P5"/>
      <text:h text:style-name="Heading_20_3" text:outline-level="3">Mémoire universitaire.</text:h>
      <text:p text:style-name="P6">Initiale de l’auteur. Nom de l’auteur, « Titre de la thèse », Type de document, Établissement de soutien, Ville, Province, Pays, Année. </text:p>
      <text:p text:style-name="P8"/>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orn </meta:initial-creator>
    <meta:creation-date>2015-06-25T16:37:26.762115825</meta:creation-date>
    <dc:date>2016-11-04T12:09:23.227099387</dc:date>
    <meta:editing-duration>PT14H46M56S</meta:editing-duration>
    <meta:editing-cycles>42</meta:editing-cycles>
    <meta:generator>LibreOffice/5.2.3.2$Linux_X86_64 LibreOffice_project/20m0$Build-2</meta:generator>
    <meta:document-statistic meta:table-count="0" meta:image-count="0" meta:object-count="0" meta:page-count="2" meta:paragraph-count="33" meta:word-count="679" meta:character-count="4109" meta:non-whitespace-character-count="3447"/>
  </office:meta>
</office:document-meta>
</file>